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="solid" draw:fill-color="#e9967a"/>
      <style:paragraph-properties fo:text-align="center" style:justify-single-word="false" style:page-number="auto" fo:background-color="#e9967a" fo:padding="0.049cm" fo:border="0.06pt solid #000000" style:vertical-align="middle">
        <style:tab-stops>
          <style:tab-stop style:position="1.499cm" style:type="right"/>
          <style:tab-stop style:position="2cm"/>
        </style:tab-stops>
      </style:paragraph-properties>
      <style:text-properties officeooo:paragraph-rsid="00fb3dca"/>
    </style:style>
    <style:style style:name="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margin-top="0.21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1" fo:font-size="14pt" fo:letter-spacing="-0.016cm" fo:language="es" fo:country="ES" fo:font-weight="bold" officeooo:rsid="01293342" officeooo:paragraph-rsid="02ceb0d2" fo:background-color="transparent" style:font-size-asian="14pt" style:font-weight-asian="bold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ceb0d2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a9ef69"/>
    </style:style>
    <style:style style:name="P6" style:family="paragraph" style:parent-style-name="Standard">
      <loext:graphic-properties draw:fill="none"/>
      <style:paragraph-properties fo:margin-left="1.251cm" fo:margin-right="0cm" fo:line-height="115%" fo:text-align="justify" style:justify-single-word="false" fo:text-indent="0cm" style:auto-text-indent="false" fo:background-color="transparent" fo:padding="0.049cm" fo:border="none"/>
      <style:text-properties officeooo:paragraph-rsid="02d4eaea"/>
    </style:style>
    <style:style style:name="P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4eaea"/>
    </style:style>
    <style:style style:name="P8" style:family="paragraph" style:parent-style-name="Standard">
      <loext:graphic-properties draw:fill="none"/>
      <style:paragraph-properties fo:margin-left="1.251cm" fo:margin-right="0cm" fo:line-height="115%" fo:text-align="justify" style:justify-single-word="false" fo:text-indent="0cm" style:auto-text-indent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2a9ef69" officeooo:paragraph-rsid="02d4eaea" fo:background-color="transparent" style:font-size-asian="8pt" style:font-weight-asian="normal" style:font-size-complex="8pt" style:font-weight-complex="normal"/>
    </style:style>
    <style:style style:name="P9" style:family="paragraph" style:parent-style-name="Standard">
      <loext:graphic-properties draw:fill="none"/>
      <style:paragraph-properties fo:margin-left="1.251cm" fo:margin-right="0cm" fo:line-height="115%" fo:text-align="justify" style:justify-single-word="false" fo:text-indent="0cm" style:auto-text-indent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2a9ef69" officeooo:paragraph-rsid="02e57f8f" fo:background-color="transparent" style:font-size-asian="8pt" style:font-weight-asian="normal" style:font-size-complex="8pt" style:font-weight-complex="normal"/>
    </style:style>
    <style:style style:name="P10" style:family="paragraph" style:parent-style-name="Standard">
      <loext:graphic-properties draw:fill="none"/>
      <style:paragraph-properties fo:margin-left="1.251cm" fo:margin-right="0cm" fo:line-height="115%" fo:text-align="justify" style:justify-single-word="false" fo:text-indent="0cm" style:auto-text-indent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2a9ef69" officeooo:paragraph-rsid="02edf37a" fo:background-color="transparent" style:font-size-asian="8pt" style:font-weight-asian="normal" style:font-size-complex="8pt" style:font-weight-complex="normal"/>
    </style:style>
    <style:style style:name="P11" style:family="paragraph" style:parent-style-name="Standard">
      <loext:graphic-properties draw:fill="none"/>
      <style:paragraph-properties fo:margin-left="1.251cm" fo:margin-right="0cm" fo:line-height="115%" fo:text-align="justify" style:justify-single-word="false" fo:text-indent="0cm" style:auto-text-indent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2a9ef69" officeooo:paragraph-rsid="02f26889" fo:background-color="transparent" style:font-size-asian="8pt" style:font-weight-asian="normal" style:font-size-complex="8pt" style:font-weight-complex="normal"/>
    </style:style>
    <style:style style:name="P12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2e2516c" officeooo:paragraph-rsid="02d4eaea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2e2516c" officeooo:paragraph-rsid="02e2516c" fo:background-color="transparent" style:font-size-asian="8pt" style:font-weight-asian="normal" style:font-size-complex="8pt" style:font-weight-complex="normal"/>
    </style:style>
    <style:style style:name="P14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2e2516c" officeooo:paragraph-rsid="02ed3997" fo:background-color="transparent" style:font-size-asian="8pt" style:font-weight-asian="normal" style:font-size-complex="8pt" style:font-weight-complex="normal"/>
    </style:style>
    <style:style style:name="P15" style:family="paragraph" style:parent-style-name="Standard">
      <loext:graphic-properties draw:fill="none"/>
      <style:paragraph-properties fo:margin-left="1.251cm" fo:margin-right="0cm" fo:line-height="115%" fo:text-align="justify" style:justify-single-word="false" fo:text-indent="0cm" style:auto-text-indent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2e35d10" officeooo:paragraph-rsid="02e35d10" fo:background-color="transparent" style:font-size-asian="8pt" style:font-weight-asian="normal" style:font-size-complex="8pt" style:font-weight-complex="normal"/>
    </style:style>
    <style:style style:name="P16" style:family="paragraph" style:parent-style-name="Standard">
      <loext:graphic-properties draw:fill="none"/>
      <style:paragraph-properties fo:margin-left="1.251cm" fo:margin-right="0cm" fo:margin-top="0.101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officeooo:paragraph-rsid="02d6d293"/>
    </style:style>
    <style:style style:name="P17" style:family="paragraph" style:parent-style-name="Standard">
      <loext:graphic-properties draw:fill="none"/>
      <style:paragraph-properties fo:margin-left="1.251cm" fo:margin-right="0cm" fo:margin-top="0.101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officeooo:paragraph-rsid="02d9a42c"/>
    </style:style>
    <style:style style:name="P18" style:family="paragraph" style:parent-style-name="Standard">
      <loext:graphic-properties draw:fill="none"/>
      <style:paragraph-properties fo:margin-left="1.251cm" fo:margin-right="0cm" fo:margin-top="0.101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officeooo:paragraph-rsid="02de25b7"/>
    </style:style>
    <style:style style:name="P19" style:family="paragraph" style:parent-style-name="Standard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fo:background-color="#ffd8ce" fo:padding="0.049cm" fo:border="0.06pt solid #000000"/>
      <style:text-properties fo:color="#808080" loext:opacity="100%" style:font-name="Tahoma1" fo:font-size="7pt" fo:letter-spacing="-0.016cm" fo:language="es" fo:country="ES" fo:font-weight="normal" officeooo:rsid="02a9ef69" officeooo:paragraph-rsid="02e028fd" fo:background-color="transparent" style:font-size-asian="7pt" style:font-weight-asian="normal" style:font-size-complex="7pt" style:font-weight-complex="normal"/>
    </style:style>
    <style:style style:name="P20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2a9ef69" officeooo:paragraph-rsid="02da2802" fo:background-color="transparent" style:font-size-asian="8pt" style:font-weight-asian="normal" style:font-size-complex="8pt" style:font-weight-complex="normal"/>
    </style:style>
    <style:style style:name="P21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2a9ef69" officeooo:paragraph-rsid="02e35d10" fo:background-color="transparent" style:font-size-asian="8pt" style:font-weight-asian="normal" style:font-size-complex="8pt" style:font-weight-complex="normal"/>
    </style:style>
    <style:style style:name="P22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2a9ef69" officeooo:paragraph-rsid="02edf37a" fo:background-color="transparent" style:font-size-asian="8pt" style:font-weight-asian="normal" style:font-size-complex="8pt" style:font-weight-complex="normal"/>
    </style:style>
    <style:style style:name="P23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2a9ef69" officeooo:paragraph-rsid="02f26889" fo:background-color="transparent" style:font-size-asian="8pt" style:font-weight-asian="normal" style:font-size-complex="8pt" style:font-weight-complex="normal"/>
    </style:style>
    <style:style style:name="P24" style:family="paragraph" style:parent-style-name="Standard">
      <loext:graphic-properties draw:fill="none"/>
      <style:paragraph-properties fo:margin-top="0cm" fo:margin-bottom="0cm" style:contextual-spacing="false" fo:line-height="115%" fo:text-align="justify" style:justify-single-word="false" fo:background-color="transparent" fo:padding="0.049cm" fo:border="none" style:writing-mode="page"/>
      <style:text-properties fo:color="#000000" loext:opacity="100%" style:font-name="Tahoma1" fo:font-size="8pt" fo:letter-spacing="-0.016cm" fo:language="es" fo:country="ES" fo:font-weight="normal" officeooo:rsid="02a9ef69" officeooo:paragraph-rsid="02ed3997" fo:background-color="transparent" style:font-size-asian="8pt" style:font-weight-asian="normal" style:font-size-complex="8pt" style:font-weight-complex="normal"/>
    </style:style>
    <style:style style:name="P25" style:family="paragraph" style:parent-style-name="Standard" style:master-page-name="">
      <loext:graphic-properties draw:fill="solid" draw:fill-color="#ffd8ce" draw:fill-gradient-name="Gradient_20_1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1" fo:font-size="7pt" fo:letter-spacing="-0.016cm" fo:language="es" fo:country="ES" fo:font-weight="normal" officeooo:rsid="02a9ef69" officeooo:paragraph-rsid="02e5cca6" fo:background-color="transparent" style:font-size-asian="7pt" style:font-weight-asian="normal" style:font-size-complex="7pt" style:font-weight-complex="normal"/>
    </style:style>
    <style:style style:name="P26" style:family="paragraph" style:parent-style-name="Standard" style:master-page-name="">
      <loext:graphic-properties draw:fill="solid" draw:fill-color="#ffd8ce" draw:fill-gradient-name="Gradient_20_1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1" fo:font-size="7pt" fo:letter-spacing="-0.016cm" fo:language="es" fo:country="ES" fo:font-weight="normal" officeooo:rsid="02a9ef69" officeooo:paragraph-rsid="02e5cca6" fo:background-color="transparent" style:font-size-asian="7pt" style:font-weight-asian="normal" style:font-size-complex="7pt" style:font-weight-complex="normal"/>
    </style:style>
    <style:style style:name="P27" style:family="paragraph" style:parent-style-name="Standard" style:master-page-name="">
      <loext:graphic-properties draw:fill="solid" draw:fill-color="#ffd8ce" draw:fill-gradient-name="Gradient_20_1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1" fo:font-size="7pt" fo:letter-spacing="-0.016cm" fo:language="es" fo:country="ES" fo:font-weight="normal" officeooo:rsid="02a9ef69" officeooo:paragraph-rsid="02e5cca6" fo:background-color="transparent" style:font-size-asian="7pt" style:font-weight-asian="normal" style:font-size-complex="7pt" style:font-weight-complex="normal"/>
    </style:style>
    <style:style style:name="P28" style:family="paragraph" style:parent-style-name="Standard" style:master-page-name="">
      <loext:graphic-properties draw:fill="solid" draw:fill-color="#ffd8ce" draw:fill-gradient-name="Gradient_20_2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1" fo:font-size="7pt" fo:letter-spacing="-0.016cm" fo:language="es" fo:country="ES" fo:font-weight="normal" officeooo:rsid="02e6996a" officeooo:paragraph-rsid="02e6996a" fo:background-color="transparent" style:font-size-asian="7pt" style:font-weight-asian="normal" style:font-size-complex="7pt" style:font-weight-complex="normal"/>
    </style:style>
    <style:style style:name="P29" style:family="paragraph" style:parent-style-name="Standard" style:master-page-name="">
      <loext:graphic-properties draw:fill="solid" draw:fill-color="#ffd8ce" draw:fill-gradient-name="Gradient_20_3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1" fo:font-size="7pt" fo:letter-spacing="-0.016cm" fo:language="es" fo:country="ES" fo:font-weight="normal" officeooo:rsid="02a9ef69" officeooo:paragraph-rsid="02eaad5e" fo:background-color="transparent" style:font-size-asian="7pt" style:font-weight-asian="normal" style:font-size-complex="7pt" style:font-weight-complex="normal"/>
    </style:style>
    <style:style style:name="P30" style:family="paragraph" style:parent-style-name="Standard" style:master-page-name="">
      <loext:graphic-properties draw:fill="solid" draw:fill-color="#ffd8ce" draw:fill-gradient-name="Gradient_20_4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1" fo:font-size="7pt" fo:letter-spacing="-0.016cm" fo:language="es" fo:country="ES" fo:font-weight="normal" officeooo:rsid="02a9ef69" officeooo:paragraph-rsid="02ebbd57" fo:background-color="transparent" style:font-size-asian="7pt" style:font-weight-asian="normal" style:font-size-complex="7pt" style:font-weight-complex="normal"/>
    </style:style>
    <style:style style:name="P31" style:family="paragraph" style:parent-style-name="Standard" style:master-page-name="">
      <loext:graphic-properties draw:fill="solid" draw:fill-color="#ffd8ce" draw:fill-gradient-name="Gradient_20_4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1" fo:font-size="7pt" fo:letter-spacing="-0.016cm" fo:language="es" fo:country="ES" fo:font-weight="normal" officeooo:rsid="02a9ef69" officeooo:paragraph-rsid="02ebbd57" fo:background-color="transparent" style:font-size-asian="7pt" style:font-weight-asian="normal" style:font-size-complex="7pt" style:font-weight-complex="normal"/>
    </style:style>
    <style:style style:name="P32" style:family="paragraph" style:parent-style-name="Standard" style:master-page-name="">
      <loext:graphic-properties draw:fill="solid" draw:fill-color="#ffd8ce" draw:fill-gradient-name="Gradient_20_4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1" fo:font-size="7pt" fo:letter-spacing="-0.016cm" fo:language="es" fo:country="ES" fo:font-weight="normal" officeooo:rsid="02a9ef69" officeooo:paragraph-rsid="02ed3997" fo:background-color="transparent" style:font-size-asian="7pt" style:font-weight-asian="normal" style:font-size-complex="7pt" style:font-weight-complex="normal"/>
    </style:style>
    <style:style style:name="P33" style:family="paragraph" style:parent-style-name="Standard" style:master-page-name="">
      <loext:graphic-properties draw:fill="solid" draw:fill-color="#ffd8ce" draw:fill-gradient-name="gradient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1" fo:font-size="7pt" fo:letter-spacing="-0.016cm" fo:language="es" fo:country="ES" fo:font-weight="normal" officeooo:rsid="02e35d10" officeooo:paragraph-rsid="02e35d10" fo:background-color="transparent" style:font-size-asian="7pt" style:font-weight-asian="normal" style:font-size-complex="7pt" style:font-weight-complex="normal"/>
    </style:style>
    <style:style style:name="P34" style:family="paragraph" style:parent-style-name="Standard" style:master-page-name="">
      <loext:graphic-properties draw:fill="solid" draw:fill-color="#ffd8ce" draw:fill-gradient-name="gradient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1" fo:font-size="7pt" fo:letter-spacing="-0.016cm" fo:language="es" fo:country="ES" fo:font-weight="normal" officeooo:rsid="02e35d10" officeooo:paragraph-rsid="02e35d10" fo:background-color="transparent" style:font-size-asian="7pt" style:font-weight-asian="normal" style:font-size-complex="7pt" style:font-weight-complex="normal"/>
    </style:style>
    <style:style style:name="P35" style:family="paragraph" style:parent-style-name="Standard" style:master-page-name="">
      <loext:graphic-properties draw:fill="solid" draw:fill-color="#ffd8ce" draw:fill-gradient-name="Gradient_20_5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1" fo:font-size="7pt" fo:letter-spacing="-0.016cm" fo:language="es" fo:country="ES" fo:font-weight="normal" officeooo:rsid="02a9ef69" officeooo:paragraph-rsid="02edf37a" fo:background-color="transparent" style:font-size-asian="7pt" style:font-weight-asian="normal" style:font-size-complex="7pt" style:font-weight-complex="normal"/>
    </style:style>
    <style:style style:name="P36" style:family="paragraph" style:parent-style-name="Standard" style:master-page-name="">
      <loext:graphic-properties draw:fill="solid" draw:fill-color="#ffd8ce" draw:fill-gradient-name="Gradient_20_5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1" fo:font-size="7pt" fo:letter-spacing="-0.016cm" fo:language="es" fo:country="ES" fo:font-weight="normal" officeooo:rsid="02a9ef69" officeooo:paragraph-rsid="02edf37a" fo:background-color="transparent" style:font-size-asian="7pt" style:font-weight-asian="normal" style:font-size-complex="7pt" style:font-weight-complex="normal"/>
    </style:style>
    <style:style style:name="P37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1" fo:font-size="7pt" fo:letter-spacing="-0.016cm" fo:language="es" fo:country="ES" fo:font-weight="normal" officeooo:rsid="02a9ef69" officeooo:paragraph-rsid="02f26889" fo:background-color="transparent" style:font-size-asian="7pt" style:font-weight-asian="normal" style:font-size-complex="7pt" style:font-weight-complex="normal"/>
    </style:style>
    <style:style style:name="P38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1" fo:font-size="8pt" fo:letter-spacing="-0.016cm" fo:language="es" fo:country="ES" fo:font-weight="normal" officeooo:rsid="02f39d2d" officeooo:paragraph-rsid="02f26889" fo:background-color="transparent" style:font-size-asian="8pt" style:font-weight-asian="normal" style:font-size-complex="8pt" style:font-weight-complex="normal"/>
    </style:style>
    <style:style style:name="P39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1" fo:font-size="7pt" fo:letter-spacing="-0.016cm" fo:language="es" fo:country="ES" fo:font-weight="normal" officeooo:rsid="02a9ef69" officeooo:paragraph-rsid="02dff0e5" fo:background-color="transparent" style:font-size-asian="7pt" style:font-weight-asian="normal" style:font-size-complex="7pt" style:font-weight-complex="normal"/>
    </style:style>
    <style:style style:name="P40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1" fo:font-size="7pt" fo:letter-spacing="-0.016cm" fo:language="es" fo:country="ES" fo:font-weight="normal" officeooo:rsid="02a9ef69" officeooo:paragraph-rsid="02dff0e5" fo:background-color="transparent" style:font-size-asian="7pt" style:font-weight-asian="normal" style:font-size-complex="7pt" style:font-weight-complex="normal"/>
    </style:style>
    <style:style style:name="P41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1" fo:font-size="7pt" fo:letter-spacing="-0.016cm" fo:language="es" fo:country="ES" fo:font-weight="normal" officeooo:rsid="02dc2d34" officeooo:paragraph-rsid="02dff0e5" fo:background-color="transparent" style:font-size-asian="7pt" style:font-weight-asian="normal" style:font-size-complex="7pt" style:font-weight-complex="normal"/>
    </style:style>
    <style:style style:name="P42" style:family="paragraph" style:parent-style-name="Standard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fo:background-color="#ffd8ce" fo:padding="0.035cm" fo:border="0.11pt solid #000000" style:shadow="none"/>
      <style:text-properties fo:color="#808080" loext:opacity="100%" style:font-name="Tahoma" fo:font-size="7pt" fo:letter-spacing="-0.016cm" fo:font-weight="normal" officeooo:rsid="02dff0e5" officeooo:paragraph-rsid="02dff0e5" style:font-size-asian="7pt" style:font-weight-asian="normal" style:font-size-complex="7pt" style:font-weight-complex="normal"/>
    </style:style>
    <style:style style:name="P43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1" fo:font-size="7pt" fo:letter-spacing="-0.016cm" fo:language="es" fo:country="ES" fo:font-weight="normal" officeooo:rsid="02a9ef69" officeooo:paragraph-rsid="02e009b7" fo:background-color="transparent" style:font-size-asian="7pt" style:font-weight-asian="normal" style:font-size-complex="7pt" style:font-weight-complex="normal"/>
    </style:style>
    <style:style style:name="P44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1" fo:font-size="7pt" fo:letter-spacing="-0.016cm" fo:language="es" fo:country="ES" fo:font-weight="normal" officeooo:rsid="02a9ef69" officeooo:paragraph-rsid="02e028fd" fo:background-color="transparent" style:font-size-asian="7pt" style:font-weight-asian="normal" style:font-size-complex="7pt" style:font-weight-complex="normal"/>
    </style:style>
    <style:style style:name="T1" style:family="text">
      <style:text-properties fo:font-variant="small-caps" fo:color="#ffffff" loext:opacity="100%" style:text-outline="false" style:font-name="Tahoma1" fo:font-size="12pt" fo:language="gl" fo:country="ES" fo:font-weight="bold" officeooo:rsid="00fb3dca" style:font-size-asian="12pt" style:font-weight-asian="bold" style:font-size-complex="12pt" style:font-weight-complex="bold"/>
    </style:style>
    <style:style style:name="T2" style:family="text">
      <style:text-properties fo:font-variant="small-caps" fo:color="#ffffff" loext:opacity="100%" style:text-outline="false" style:font-name="Tahoma1" fo:font-size="12pt" fo:language="gl" fo:country="ES" fo:font-weight="bold" officeooo:rsid="0276e911" style:font-size-asian="12pt" style:font-weight-asian="bold" style:font-size-complex="12pt" style:font-weight-complex="bold"/>
    </style:style>
    <style:style style:name="T3" style:family="text">
      <style:text-properties fo:font-variant="small-caps" fo:color="#ffffff" loext:opacity="100%" style:text-outline="false" style:font-name="Tahoma1" fo:font-size="12pt" fo:language="gl" fo:country="ES" fo:font-weight="bold" officeooo:rsid="02e1f962" style:font-size-asian="12pt" style:font-weight-asian="bold" style:font-size-complex="12pt" style:font-weight-complex="bold"/>
    </style:style>
    <style:style style:name="T4" style:family="text">
      <style:text-properties fo:color="#323296" loext:opacity="100%" style:font-name="Arial1" fo:font-size="14pt" fo:letter-spacing="-0.016cm" fo:language="es" fo:country="ES" fo:font-weight="bold" officeooo:rsid="027c266c" style:font-size-asian="14pt" style:font-weight-asian="bold" style:font-size-complex="14pt"/>
    </style:style>
    <style:style style:name="T5" style:family="text">
      <style:text-properties fo:color="#323296" loext:opacity="100%" style:font-name="Arial1" fo:font-size="14pt" fo:letter-spacing="-0.016cm" fo:language="es" fo:country="ES" fo:font-weight="bold" officeooo:rsid="01293342" style:font-size-asian="14pt" style:font-weight-asian="bold" style:font-size-complex="14pt"/>
    </style:style>
    <style:style style:name="T6" style:family="text">
      <style:text-properties fo:color="#323296" loext:opacity="100%" style:font-name="Arial1" fo:font-size="14pt" fo:letter-spacing="-0.016cm" fo:language="es" fo:country="ES" fo:font-weight="bold" officeooo:rsid="02a9ef69" style:font-size-asian="14pt" style:font-weight-asian="bold" style:font-size-complex="14pt"/>
    </style:style>
    <style:style style:name="T7" style:family="text">
      <style:text-properties fo:color="#323296" loext:opacity="100%" style:font-name="Arial1" fo:font-size="14pt" fo:letter-spacing="-0.016cm" fo:language="es" fo:country="ES" fo:font-weight="bold" officeooo:rsid="02ce1194" style:font-size-asian="14pt" style:font-weight-asian="bold" style:font-size-complex="14pt"/>
    </style:style>
    <style:style style:name="T8" style:family="text">
      <style:text-properties fo:color="#323296" loext:opacity="100%" style:font-name="Arial1" fo:font-size="14pt" fo:letter-spacing="-0.016cm" fo:language="es" fo:country="ES" fo:font-weight="bold" officeooo:rsid="02ceb0d2" style:font-size-asian="14pt" style:font-weight-asian="bold" style:font-size-complex="14pt"/>
    </style:style>
    <style:style style:name="T9" style:family="text">
      <style:text-properties fo:color="#000000" loext:opacity="100%" style:font-name="Tahoma1" fo:font-size="8pt" fo:letter-spacing="-0.016cm" fo:language="es" fo:country="ES" fo:font-weight="normal" officeooo:rsid="02a9ef69" fo:background-color="transparent" loext:char-shading-value="0" style:font-size-asian="8pt" style:font-weight-asian="normal" style:font-size-complex="8pt" style:font-weight-complex="normal"/>
    </style:style>
    <style:style style:name="T10" style:family="text">
      <style:text-properties fo:color="#000000" loext:opacity="100%" style:font-name="Tahoma1" fo:font-size="8pt" fo:letter-spacing="-0.016cm" fo:language="es" fo:country="ES" fo:font-weight="normal" officeooo:rsid="02d6d293" fo:background-color="transparent" loext:char-shading-value="0" style:font-size-asian="8pt" style:font-weight-asian="normal" style:font-size-complex="8pt" style:font-weight-complex="normal"/>
    </style:style>
    <style:style style:name="T11" style:family="text">
      <style:text-properties fo:color="#000000" loext:opacity="100%" style:font-name="Tahoma1" fo:font-size="8pt" fo:letter-spacing="-0.016cm" fo:language="es" fo:country="ES" fo:font-weight="normal" officeooo:rsid="02d85548" fo:background-color="transparent" loext:char-shading-value="0" style:font-size-asian="8pt" style:font-weight-asian="normal" style:font-size-complex="8pt" style:font-weight-complex="normal"/>
    </style:style>
    <style:style style:name="T12" style:family="text">
      <style:text-properties fo:color="#000000" loext:opacity="100%" style:font-name="Tahoma1" fo:font-size="8pt" fo:letter-spacing="-0.016cm" fo:language="es" fo:country="ES" fo:font-weight="normal" officeooo:rsid="02da2802" fo:background-color="transparent" loext:char-shading-value="0" style:font-size-asian="8pt" style:font-weight-asian="normal" style:font-size-complex="8pt" style:font-weight-complex="normal"/>
    </style:style>
    <style:style style:name="T13" style:family="text">
      <style:text-properties fo:color="#000000" loext:opacity="100%" style:font-name="Tahoma1" fo:font-size="8pt" fo:letter-spacing="-0.016cm" fo:language="es" fo:country="ES" fo:font-weight="normal" officeooo:rsid="02ddf889" fo:background-color="transparent" loext:char-shading-value="0" style:font-size-asian="8pt" style:font-weight-asian="normal" style:font-size-complex="8pt" style:font-weight-complex="normal"/>
    </style:style>
    <style:style style:name="T14" style:family="text">
      <style:text-properties fo:color="#000000" loext:opacity="100%" style:font-name="Tahoma1" fo:font-size="8pt" fo:letter-spacing="-0.016cm" fo:language="es" fo:country="ES" fo:font-weight="normal" officeooo:rsid="02de25b7" fo:background-color="transparent" loext:char-shading-value="0" style:font-size-asian="8pt" style:font-weight-asian="normal" style:font-size-complex="8pt" style:font-weight-complex="normal"/>
    </style:style>
    <style:style style:name="T15" style:family="text">
      <style:text-properties fo:color="#000000" loext:opacity="100%" style:font-name="Tahoma1" fo:font-size="8pt" fo:letter-spacing="-0.016cm" fo:language="es" fo:country="ES" fo:font-weight="normal" officeooo:rsid="02dfc0d7" fo:background-color="transparent" loext:char-shading-value="0" style:font-size-asian="8pt" style:font-weight-asian="normal" style:font-size-complex="8pt" style:font-weight-complex="normal"/>
    </style:style>
    <style:style style:name="T16" style:family="text">
      <style:text-properties fo:color="#000000" loext:opacity="100%" style:font-name="Tahoma1" fo:font-size="8pt" fo:letter-spacing="-0.016cm" fo:language="es" fo:country="ES" fo:font-weight="normal" officeooo:rsid="02e35d10" fo:background-color="transparent" loext:char-shading-value="0" style:font-size-asian="8pt" style:font-weight-asian="normal" style:font-size-complex="8pt" style:font-weight-complex="normal"/>
    </style:style>
    <style:style style:name="T17" style:family="text">
      <style:text-properties fo:color="#000000" loext:opacity="100%" style:font-name="Tahoma" fo:font-size="8pt" fo:letter-spacing="-0.016cm" fo:font-weight="normal" style:font-size-asian="8pt" style:font-weight-asian="normal" style:font-size-complex="8pt" style:font-weight-complex="normal"/>
    </style:style>
    <style:style style:name="T18" style:family="text">
      <style:text-properties fo:color="#000000" loext:opacity="100%" style:font-name="Tahoma" fo:font-size="8pt" fo:letter-spacing="-0.016cm" fo:font-weight="normal" officeooo:rsid="02dff0e5" style:font-size-asian="8pt" style:font-weight-asian="normal" style:font-size-complex="8pt" style:font-weight-complex="normal"/>
    </style:style>
    <style:style style:name="T19" style:family="text">
      <style:text-properties officeooo:rsid="02a9ef69"/>
    </style:style>
    <style:style style:name="T20" style:family="text">
      <style:text-properties officeooo:rsid="02e009b7"/>
    </style:style>
    <style:style style:name="T21" style:family="text">
      <style:text-properties officeooo:rsid="02e41ff3"/>
    </style:style>
    <style:style style:name="T22" style:family="text">
      <style:text-properties officeooo:rsid="02db017a"/>
    </style:style>
    <style:style style:name="T23" style:family="text">
      <style:text-properties officeooo:rsid="02e5cca6"/>
    </style:style>
    <style:style style:name="T24" style:family="text">
      <style:text-properties officeooo:rsid="02e7696e"/>
    </style:style>
    <style:style style:name="T25" style:family="text">
      <style:text-properties officeooo:rsid="02eaad5e"/>
    </style:style>
    <style:style style:name="T26" style:family="text">
      <style:text-properties officeooo:rsid="02ebbd57"/>
    </style:style>
    <style:style style:name="T27" style:family="text">
      <style:text-properties officeooo:rsid="02ed3997"/>
    </style:style>
    <style:style style:name="T28" style:family="text">
      <style:text-properties officeooo:rsid="02edf37a"/>
    </style:style>
    <style:style style:name="T29" style:family="text">
      <style:text-properties officeooo:rsid="02ee9563"/>
    </style:style>
    <style:style style:name="T30" style:family="text">
      <style:text-properties officeooo:rsid="02f070e5"/>
    </style:style>
    <style:style style:name="T31" style:family="text">
      <style:text-properties officeooo:rsid="02f21b12"/>
    </style:style>
    <style:style style:name="T32" style:family="text">
      <style:text-properties officeooo:rsid="02f39d2d"/>
    </style:style>
    <style:style style:name="T33" style:family="text">
      <style:text-properties fo:font-size="8pt" style:font-size-asian="8pt" style:font-size-complex="8pt"/>
    </style:style>
    <style:style style:name="T34" style:family="text">
      <style:text-properties fo:font-size="8pt" officeooo:rsid="02f39d2d" style:font-size-asian="8pt" style:font-size-complex="8pt"/>
    </style:style>
    <style:style style:name="T35" style:family="text">
      <style:text-properties officeooo:rsid="02f58b9e"/>
    </style:style>
    <style:style style:name="T36" style:family="text">
      <style:text-properties officeooo:rsid="02f6a9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1.<text:tab/></text:span><text:span text:style-name="T7">B</text:span><text:span text:style-name="T6">ase de datos </text:span><text:span text:style-name="T8">Tienda Informática (2 tablas)</text:span><text:span text:style-name="T5">.</text:span></text:p>
      <text:p text:style-name="P9"><text:span text:style-name="T22">Muestra los productos cuyo precio sea el mayor de todos</text:span>.</text:p>
      <text:p text:style-name="P25"/>
      <text:p text:style-name="P9"><text:span text:style-name="T22">Muestra los productos cuyo precio sea el menor de todos</text:span>.</text:p>
      <text:p text:style-name="P25"/>
      <text:p text:style-name="P9"><text:span text:style-name="T22">Muestra los productos cuyo precio sea mayor que alguno</text:span>.</text:p>
      <text:p text:style-name="P25"/>
      <text:p text:style-name="P9"><text:span text:style-name="T22">Muestra los productos cuyo </text:span><text:span text:style-name="T24">fabricante sea Asus, Lenovo o Crucial</text:span>.</text:p>
      <text:p text:style-name="P28"/>
      <text:p text:style-name="P9"><text:span text:style-name="T22">Muestra los productos cuyo </text:span><text:span text:style-name="T25">código de fabricante sea par.</text:span></text:p>
      <text:p text:style-name="P29"/>
      <text:p text:style-name="P9"/>
      <text:p text:style-name="P4"><text:span text:style-name="T8">2</text:span><text:span text:style-name="T4">.<text:tab/></text:span><text:span text:style-name="T7">B</text:span><text:span text:style-name="T6">ase de datos </text:span><text:span text:style-name="T8">Gestión de Empleados (2 tablas)</text:span><text:span text:style-name="T5">.</text:span></text:p>
      <text:p text:style-name="P12">Muestra los nombres de los departamentos con empleados asociados.</text:p>
      <text:p text:style-name="P30"/>
      <text:p text:style-name="P13">Muestra <text:span text:style-name="T26">los empleados del departamento con mayor presupuesto</text:span>.</text:p>
      <text:p text:style-name="P30"/>
      <text:p text:style-name="P14">Muestra <text:span text:style-name="T36">detalles de los departamentos que tengan empleados cuyo primer apellido empiece por ‘r’.</text:span></text:p>
      <text:p text:style-name="P32"/>
      <text:p text:style-name="P24"/>
      <text:p text:style-name="P4"><text:span text:style-name="T8">3</text:span><text:span text:style-name="T4">.<text:tab/></text:span><text:span text:style-name="T7">B</text:span><text:span text:style-name="T6">ase de datos </text:span><text:span text:style-name="T8">Gestión de Ventas (3 tablas)</text:span><text:span text:style-name="T5">.</text:span></text:p>
      <text:p text:style-name="P6"><text:span text:style-name="T16">Muestra los clientes que no hayan realizado ningún pedido</text:span><text:span text:style-name="T9">.</text:span></text:p>
      <text:p text:style-name="P33"/>
      <text:p text:style-name="P15">Muestra los comerciales que hayan participado en algún pedido.</text:p>
      <text:p text:style-name="P33"/>
      <text:p text:style-name="P21"/>
      <text:p text:style-name="P5"><text:span text:style-name="T8">4</text:span><text:span text:style-name="T4">.<text:tab/></text:span><text:span text:style-name="T7">B</text:span><text:span text:style-name="T6">ase de datos NBA </text:span><text:span text:style-name="T8">(4 tablas)</text:span><text:span text:style-name="T5">.</text:span></text:p>
      <text:p text:style-name="P8"><text:span text:style-name="T28">Muestra el nombre de los jugadores que han metido más de 20 puntos por partido</text:span>.</text:p>
      <text:p text:style-name="P35"/>
      <text:p text:style-name="P10"><text:span text:style-name="T28">Muestra el nombre de los jugadores que han metido más de 20 puntos por partido</text:span>.</text:p>
      <text:p text:style-name="P35"/>
      <text:p text:style-name="P22"/>
      <text:p text:style-name="P4"><text:span text:style-name="T8">5</text:span><text:span text:style-name="T4">.<text:tab/></text:span><text:span text:style-name="T7">B</text:span><text:span text:style-name="T6">ase de datos </text:span><text:span text:style-name="T8">DepartamentoOficinas (5 tablas)</text:span><text:span text:style-name="T5">.</text:span></text:p>
      <text:p text:style-name="P8"><text:span text:style-name="T30">Muestra </text:span><text:span text:style-name="T31">los códigos de oficina del departamento Comercial</text:span>.</text:p>
      <text:p text:style-name="P37"/>
      <text:p text:style-name="P11"><text:span text:style-name="T30">Muestra </text:span><text:span text:style-name="T35">todos los datos de los</text:span><text:span text:style-name="T31"> </text:span><text:span text:style-name="T32">empleados de las categorías Administrativo y Comercial</text:span>.</text:p>
      <text:p text:style-name="P38"><text:span text:style-name="T34"/></text:p>
      <text:p text:style-name="P23"/>
      <text:p text:style-name="P4"><text:span text:style-name="T8">6</text:span><text:span text:style-name="T4">.<text:tab/></text:span><text:span text:style-name="T7">B</text:span><text:span text:style-name="T6">ase de datos </text:span><text:span text:style-name="T8">Jardinería (8 tablas)</text:span><text:span text:style-name="T5">.</text:span></text:p>
      <text:p text:style-name="P7"><text:span text:style-name="T9">Muestra </text:span><text:span text:style-name="T10">el nombre completo de los Empleados que </text:span><text:span text:style-name="T12">sean </text:span><text:span text:style-name="T10">represent</text:span><text:span text:style-name="T12">antes de ventas</text:span><text:span text:style-name="T10"> </text:span><text:span text:style-name="T12">de</text:span><text:span text:style-name="T10"> ningún Cliente</text:span><text:span text:style-name="T9">.</text:span></text:p>
      <text:p text:style-name="P39"/>
      <text:p text:style-name="P16"><text:span text:style-name="T9">Muestra </text:span><text:span text:style-name="T10">el nombre de los Cliente</text:span><text:span text:style-name="T11">s que no hayan realizado ningún pago</text:span><text:span text:style-name="T9">.</text:span></text:p>
      <text:p text:style-name="P39"/>
      <text:p text:style-name="P17"><text:span text:style-name="T9">Muestra </text:span><text:span text:style-name="T13">el nombre de </text:span><text:span text:style-name="T12">los productos que aparezcan en </text:span><text:span text:style-name="T13">al</text:span><text:span text:style-name="T12">gún pedido</text:span><text:span text:style-name="T9">.</text:span></text:p>
      <text:p text:style-name="P41"/>
      <text:p text:style-name="P18"><text:span text:style-name="T9">Muestra </text:span><text:span text:style-name="T17">los datos de los clientes que pertenezcan a la ciudad con </text:span><text:span text:style-name="T18">meno</text:span><text:span text:style-name="T17">s trabajadores de contacto.</text:span></text:p>
      <text:p text:style-name="P42"/>
      <text:p text:style-name="P18"><text:span text:style-name="T9">Muestra </text:span><text:span text:style-name="T14">los clientes que han realizado algún pedido pero sin realizar el pago</text:span><text:span text:style-name="T9">.</text:span></text:p>
      <text:p text:style-name="P43"><text:soft-page-break/></text:p>
      <text:p text:style-name="P18"><text:span text:style-name="T9">Muestra </text:span><text:span text:style-name="T14">las oficinas en las que no trabajen ningún empleado que haya sido representante de ventas d</text:span><text:span text:style-name="T15">e ventas de algún cliente que haya realizado la compra de algún producto de la gama Frutales</text:span><text:span text:style-name="T9">.</text:span></text:p>
      <text:p text:style-name="P44"/>
      <text:p text:style-name="P20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8pt" style:font-name-complex="OpenSymbol" style:font-family-complex="OpenSymbol" style:font-charset-complex="x-symbol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ahoma1" fo:font-family="Tahoma" style:font-family-generic="swiss" style:font-pitch="variable" fo:font-size="6pt" style:font-size-asian="5.25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="solid" draw:fill-color="#e9967a"/>
      <style:paragraph-properties fo:text-align="center" style:justify-single-word="false" style:page-number="auto" fo:background-color="#e9967a" fo:padding="0.049cm" fo:border="0.06pt solid #000000" style:vertical-align="middle">
        <style:tab-stops>
          <style:tab-stop style:position="1.499cm" style:type="right"/>
          <style:tab-stop style:position="2cm"/>
        </style:tab-stops>
      </style:paragraph-properties>
      <style:text-properties officeooo:paragraph-rsid="00fb3dca"/>
    </style:style>
    <style:style style:name="M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MT1" style:family="text">
      <style:text-properties fo:font-variant="small-caps" fo:color="#ffffff" loext:opacity="100%" style:text-outline="false" style:font-name="Tahoma1" fo:font-size="12pt" fo:language="gl" fo:country="ES" fo:font-weight="bold" officeooo:rsid="00fb3dca" style:font-size-asian="12pt" style:font-weight-asian="bold" style:font-size-complex="12pt" style:font-weight-complex="bold"/>
    </style:style>
    <style:style style:name="MT2" style:family="text">
      <style:text-properties fo:font-variant="small-caps" fo:color="#ffffff" loext:opacity="100%" style:text-outline="false" style:font-name="Tahoma1" fo:font-size="12pt" fo:language="gl" fo:country="ES" fo:font-weight="bold" officeooo:rsid="0276e911" style:font-size-asian="12pt" style:font-weight-asian="bold" style:font-size-complex="12pt" style:font-weight-complex="bold"/>
    </style:style>
    <style:style style:name="MT3" style:family="text">
      <style:text-properties fo:font-variant="small-caps" fo:color="#ffffff" loext:opacity="100%" style:text-outline="false" style:font-name="Tahoma1" fo:font-size="12pt" fo:language="gl" fo:country="ES" fo:font-weight="bold" officeooo:rsid="02e1f962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</text:span><text:span text:style-name="MT2">ealización de </text:span><text:span text:style-name="MT3">sub</text:span><text:span text:style-name="MT2">consultas </text:span><text:span text:style-name="MT3">de pertenencia a conjuntos (IN)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2DT4H29M13S</meta:editing-duration>
    <meta:editing-cycles>632</meta:editing-cycles>
    <meta:generator>LibreOffice/7.1.4.2$Windows_X86_64 LibreOffice_project/a529a4fab45b75fefc5b6226684193eb000654f6</meta:generator>
    <dc:date>2022-02-02T18:02:20.082000000</dc:date>
    <meta:document-statistic meta:table-count="0" meta:image-count="0" meta:object-count="0" meta:page-count="2" meta:paragraph-count="27" meta:word-count="303" meta:character-count="1850" meta:non-whitespace-character-count="1574"/>
  </office:meta>
</office:document-meta>
</file>